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03S" calcext:value-type="time">
            <text:p>19:34:0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03S" calcext:value-type="time">
            <text:p>19:34:0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04S" calcext:value-type="time">
            <text:p>19:34:0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06S" calcext:value-type="time">
            <text:p>19:34:0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10S" calcext:value-type="time">
            <text:p>19:34:1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11S" calcext:value-type="time">
            <text:p>19:34:1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13S" calcext:value-type="time">
            <text:p>19:34:1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14S" calcext:value-type="time">
            <text:p>19:34:1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14S" calcext:value-type="time">
            <text:p>19:34:1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20S" calcext:value-type="time">
            <text:p>19:34:2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21S" calcext:value-type="time">
            <text:p>19:34:2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23S" calcext:value-type="time">
            <text:p>19:34:2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23S" calcext:value-type="time">
            <text:p>19:34: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24S" calcext:value-type="time">
            <text:p>19:34:2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25S" calcext:value-type="time">
            <text:p>19:34:2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25S" calcext:value-type="time">
            <text:p>19:34: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33S" calcext:value-type="time">
            <text:p>19:34:3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34S" calcext:value-type="time">
            <text:p>19:34:3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35S" calcext:value-type="time">
            <text:p>19:34:3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38S" calcext:value-type="time">
            <text:p>19:34:3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38S" calcext:value-type="time">
            <text:p>19:34:3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41S" calcext:value-type="time">
            <text:p>19:34:4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42S" calcext:value-type="time">
            <text:p>19:34:4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42S" calcext:value-type="time">
            <text:p>19:34:4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43S" calcext:value-type="time">
            <text:p>19:34:4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44S" calcext:value-type="time">
            <text:p>19:34:4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45S" calcext:value-type="time">
            <text:p>19:34:4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49S" calcext:value-type="time">
            <text:p>19:34:4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50S" calcext:value-type="time">
            <text:p>19:34:5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51S" calcext:value-type="time">
            <text:p>19:34:5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54S" calcext:value-type="time">
            <text:p>19:34:5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56S" calcext:value-type="time">
            <text:p>19:34:5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4M59S" calcext:value-type="time">
            <text:p>19:34:5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5M01S" calcext:value-type="time">
            <text:p>19:35:0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5M05S" calcext:value-type="time">
            <text:p>19:35:0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04S" calcext:value-type="time">
            <text:p>19:34:0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04S" calcext:value-type="time">
            <text:p>19:34:0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05S" calcext:value-type="time">
            <text:p>19:34:0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08S" calcext:value-type="time">
            <text:p>19:34:0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09S" calcext:value-type="time">
            <text:p>19:34:0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12S" calcext:value-type="time">
            <text:p>19:34:1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18S" calcext:value-type="time">
            <text:p>19:34:1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19S" calcext:value-type="time">
            <text:p>19:34:1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22S" calcext:value-type="time">
            <text:p>19:34: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24S" calcext:value-type="time">
            <text:p>19:34:2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25S" calcext:value-type="time">
            <text:p>19:34:2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25S" calcext:value-type="time">
            <text:p>19:34:2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30S" calcext:value-type="time">
            <text:p>19:34:3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30S" calcext:value-type="time">
            <text:p>19:34:3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32S" calcext:value-type="time">
            <text:p>19:34: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37S" calcext:value-type="time">
            <text:p>19:34:3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48S" calcext:value-type="time">
            <text:p>19:34:4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49S" calcext:value-type="time">
            <text:p>19:34:4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52S" calcext:value-type="time">
            <text:p>19:34:5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52S" calcext:value-type="time">
            <text:p>19:34:5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53S" calcext:value-type="time">
            <text:p>19:34:5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54S" calcext:value-type="time">
            <text:p>19:34:5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55S" calcext:value-type="time">
            <text:p>19:34: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4M57S" calcext:value-type="time">
            <text:p>19:34:5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5M01S" calcext:value-type="time">
            <text:p>19:35:0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5M05S" calcext:value-type="time">
            <text:p>19:35:0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4M14S" calcext:value-type="time">
            <text:p>19:34:1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4M24S" calcext:value-type="time">
            <text:p>19:34:24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4M50S" calcext:value-type="time">
            <text:p>19:34:5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4M59S" calcext:value-type="time">
            <text:p>19:34:5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4M18S" calcext:value-type="time">
            <text:p>19:34:18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4M36S" calcext:value-type="time">
            <text:p>19:34:3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4M55S" calcext:value-type="time">
            <text:p>19:34:55</text:p>
          </table:table-cell>
          <table:table-cell office:value-type="float" office:value="-81" calcext:value-type="float">
            <text:p>-81</text:p>
          </table:table-cell>
        </table:table-row>
      </table:table>
      <table:named-expressions/>
      <table:database-ranges>
        <table:database-range table:name="__Anonymous_Sheet_DB__0" table:target-range-address="Sheet1.A2:Sheet1.C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21:48.510326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50:28.832427792</meta:creation-date>
    <meta:generator>LibreOffice/6.0.7.3$Linux_X86_64 LibreOffice_project/00m0$Build-3</meta:generator>
    <dc:date>2019-12-16T19:22:12.788658756</dc:date>
    <meta:editing-duration>PT3M43S</meta:editing-duration>
    <meta:editing-cycles>3</meta:editing-cycles>
    <meta:document-statistic meta:table-count="1" meta:cell-count="207" meta:object-count="0"/>
  </office:meta>
</office:document-meta>
</file>